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chemaResourceManager.updateResource( DownloadedSchemaEntry en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aseSchemaResourceManager.syncCacheWithLocalXsdFiles( String [ ] filenames , boolean deleteOnlyMention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chemaResource.getSchem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SchemaResourceManager.getDefaultSchema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add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redownloadEntries( SchemaResource [ ] re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chemaResourceManager.processAll( boolean sync , boolean refresh , boolean impor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SchemaResourceManager.redownloadResource( SchemaResource re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aseSchemaResourceManager.deleteResourcesInSet( Set seenResources , boolean setToDele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aseSchemaResourceManager.digestInputStream( InputStream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Resource.SchemaResource( DownloadedSchema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copyOrIdentifyDuplicateURL( String schemaLocation , String namespa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aseSchemaResourceManager.shaDigestForFil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chemaResourceManager.process( String [ ] uris , String [ ] filenames , boolean sync , boolean refresh , boolean impor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SchemaResourceManager.uniqueFilenameForURI( String schemaL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SchemaResourceManager.lookupResource( String nsURI , String schema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hemaResource.getSchema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.getSha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aseSchemaResourceManager.BaseSchemaResour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Resource.addSchemaLocation( String schema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reportActualNamespace( SchemaImportResolver . SchemaResource rresource , String actual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chemaResourceManager.getIndex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fetchFromCache( String nsURI , String schema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ResourceManager.wri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Resource.getSchemaLocatio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